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StarSymbol1" svg:font-family="StarSymbol" style:font-charset="x-symbol"/>
    <style:font-face style:name="OpenSymbol" svg:font-family="OpenSymbol" style:font-pitch="variable" style:font-charset="x-symbol"/>
    <style:font-face style:name="StarSymbol" svg:font-family="StarSymbol"/>
    <style:font-face style:name="Tahoma2" svg:font-family="Tahoma"/>
    <style:font-face style:name="Gothic" svg:font-family="Gothic" style:font-pitch="variable"/>
    <style:font-face style:name="Lucida Sans Unicode1" svg:font-family="'Lucida Sans Unicode'" style:font-pitch="variable"/>
    <style:font-face style:name="Lucidasans" svg:font-family="Lucidasans" style:font-pitch="variable"/>
    <style:font-face style:name="OpenSymbol1" svg:font-family="OpenSymbol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text-properties officeooo:paragraph-rsid="00150d95"/>
    </style:style>
    <style:style style:name="P4" style:family="paragraph" style:parent-style-name="Standard">
      <style:text-properties officeooo:paragraph-rsid="001d1cf1"/>
    </style:style>
    <style:style style:name="P5" style:family="paragraph" style:parent-style-name="Standard">
      <style:text-properties officeooo:paragraph-rsid="001f30e6"/>
    </style:style>
    <style:style style:name="P6" style:family="paragraph" style:parent-style-name="Standard">
      <style:text-properties officeooo:paragraph-rsid="00253f97"/>
    </style:style>
    <style:style style:name="P7" style:family="paragraph" style:parent-style-name="Heading_20_1" style:master-page-name="Standard">
      <style:paragraph-properties style:page-number="auto" fo:padding="0cm" fo:border="none" style:shadow="none">
        <style:tab-stops>
          <style:tab-stop style:position="27.684cm" style:type="right"/>
        </style:tab-stops>
      </style:paragraph-properties>
      <style:text-properties fo:font-size="19pt" fo:language="fr" fo:country="FR" style:font-size-asian="19pt" style:font-size-complex="19pt"/>
    </style:style>
    <style:style style:name="P8" style:family="paragraph" style:parent-style-name="Exos" style:list-style-name="Exos"/>
    <style:style style:name="P9" style:family="paragraph" style:parent-style-name="Exos" style:list-style-name="Exos">
      <style:text-properties officeooo:paragraph-rsid="00321116"/>
    </style:style>
    <style:style style:name="P10" style:family="paragraph" style:parent-style-name="Exos" style:list-style-name="Exos">
      <style:text-properties officeooo:paragraph-rsid="001d1cf1"/>
    </style:style>
    <style:style style:name="P11" style:family="paragraph" style:parent-style-name="Exos" style:list-style-name="Exos">
      <style:text-properties officeooo:paragraph-rsid="001f30e6"/>
    </style:style>
    <style:style style:name="P12" style:family="paragraph" style:parent-style-name="Exos" style:list-style-name="Exos">
      <style:text-properties officeooo:paragraph-rsid="00200494"/>
    </style:style>
    <style:style style:name="P13" style:family="paragraph" style:parent-style-name="Exos" style:list-style-name="Exos">
      <style:text-properties officeooo:paragraph-rsid="00253f97"/>
    </style:style>
    <style:style style:name="P14" style:family="paragraph" style:parent-style-name="Exos" style:list-style-name="Exos">
      <style:paragraph-properties fo:break-before="column"/>
    </style:style>
    <style:style style:name="P15" style:family="paragraph" style:parent-style-name="Standard" style:list-style-name="Exos"/>
    <style:style style:name="P16" style:family="paragraph" style:parent-style-name="Standard" style:list-style-name="Exos">
      <style:text-properties officeooo:paragraph-rsid="00150d95"/>
    </style:style>
    <style:style style:name="P17" style:family="paragraph" style:parent-style-name="Standard" style:list-style-name="Exos">
      <style:text-properties officeooo:paragraph-rsid="0021716f"/>
    </style:style>
    <style:style style:name="P18" style:family="paragraph" style:parent-style-name="Standard" style:list-style-name="Exos">
      <style:text-properties officeooo:paragraph-rsid="00321116"/>
    </style:style>
    <style:style style:name="P19" style:family="paragraph" style:parent-style-name="Standard" style:list-style-name="Exos">
      <style:text-properties officeooo:paragraph-rsid="001de4e0"/>
    </style:style>
    <style:style style:name="P20" style:family="paragraph" style:parent-style-name="Standard" style:list-style-name="Exos">
      <style:text-properties officeooo:paragraph-rsid="002efac2"/>
    </style:style>
    <style:style style:name="P21" style:family="paragraph" style:parent-style-name="Standard" style:list-style-name="Exos">
      <style:text-properties officeooo:paragraph-rsid="001a4d3d"/>
    </style:style>
    <style:style style:name="P22" style:family="paragraph" style:parent-style-name="Standard" style:list-style-name="Exos">
      <style:text-properties officeooo:paragraph-rsid="001d18bf"/>
    </style:style>
    <style:style style:name="P23" style:family="paragraph" style:parent-style-name="Standard" style:list-style-name="Exos">
      <style:text-properties officeooo:paragraph-rsid="001d1cf1"/>
    </style:style>
    <style:style style:name="P24" style:family="paragraph" style:parent-style-name="Standard" style:list-style-name="Exos">
      <style:text-properties officeooo:paragraph-rsid="001f30e6"/>
    </style:style>
    <style:style style:name="P25" style:family="paragraph" style:parent-style-name="Standard" style:list-style-name="Exos">
      <style:text-properties officeooo:paragraph-rsid="00200494"/>
    </style:style>
    <style:style style:name="P26" style:family="paragraph" style:parent-style-name="Standard" style:list-style-name="Exos">
      <style:text-properties officeooo:paragraph-rsid="00253f97"/>
    </style:style>
    <style:style style:name="P27" style:family="paragraph" style:parent-style-name="Standard" style:list-style-name="Exos">
      <style:text-properties officeooo:rsid="001de4e0" officeooo:paragraph-rsid="001de4e0"/>
    </style:style>
    <style:style style:name="P2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name-asian="Gothic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T1" style:family="text">
      <style:text-properties style:font-name="OpenSymbol1"/>
    </style:style>
    <style:style style:name="T2" style:family="text">
      <style:text-properties style:font-name="OpenSymbol"/>
    </style:style>
    <style:style style:name="T3" style:family="text">
      <style:text-properties style:font-name="OpenSymbol" officeooo:rsid="001d1cf1"/>
    </style:style>
    <style:style style:name="T4" style:family="text">
      <style:text-properties style:font-name="OpenSymbol" officeooo:rsid="001de4e0"/>
    </style:style>
    <style:style style:name="T5" style:family="text">
      <style:text-properties style:font-name="OpenSymbol" fo:font-style="normal" officeooo:rsid="002be656"/>
    </style:style>
    <style:style style:name="T6" style:family="text">
      <style:text-properties fo:language="fr" fo:country="FR"/>
    </style:style>
    <style:style style:name="T7" style:family="text">
      <style:text-properties fo:language="fr" fo:country="FR" fo:font-style="italic" style:font-style-asian="italic" style:font-style-complex="italic"/>
    </style:style>
    <style:style style:name="T8" style:family="text">
      <style:text-properties fo:font-style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50d95" style:font-style-asian="italic" style:font-style-complex="italic"/>
    </style:style>
    <style:style style:name="T11" style:family="text">
      <style:text-properties fo:font-style="italic" officeooo:rsid="001a4d3d" style:font-style-asian="italic" style:font-style-complex="italic"/>
    </style:style>
    <style:style style:name="T12" style:family="text">
      <style:text-properties fo:font-style="italic" officeooo:rsid="001d18bf" style:font-style-asian="italic" style:font-style-complex="italic"/>
    </style:style>
    <style:style style:name="T13" style:family="text">
      <style:text-properties fo:font-style="italic" officeooo:rsid="001d1cf1" style:font-style-asian="italic" style:font-style-complex="italic"/>
    </style:style>
    <style:style style:name="T14" style:family="text">
      <style:text-properties fo:font-style="italic" officeooo:rsid="001f30e6" style:font-style-asian="italic" style:font-style-complex="italic"/>
    </style:style>
    <style:style style:name="T15" style:family="text">
      <style:text-properties fo:font-style="italic" officeooo:rsid="00200494" style:font-style-asian="italic" style:font-style-complex="italic"/>
    </style:style>
    <style:style style:name="T16" style:family="text">
      <style:text-properties fo:font-style="italic" officeooo:rsid="00253f97" style:font-style-asian="italic" style:font-style-complex="italic"/>
    </style:style>
    <style:style style:name="T17" style:family="text">
      <style:text-properties fo:font-style="italic" officeooo:rsid="00150d95"/>
    </style:style>
    <style:style style:name="T18" style:family="text">
      <style:text-properties fo:font-style="italic" officeooo:rsid="001a4d3d"/>
    </style:style>
    <style:style style:name="T19" style:family="text">
      <style:text-properties fo:font-style="italic" officeooo:rsid="001d1cf1"/>
    </style:style>
    <style:style style:name="T20" style:family="text">
      <style:text-properties fo:font-style="italic" officeooo:rsid="001f30e6"/>
    </style:style>
    <style:style style:name="T21" style:family="text">
      <style:text-properties fo:font-style="italic" officeooo:rsid="00200494" style:font-style-asian="normal" style:font-style-complex="normal"/>
    </style:style>
    <style:style style:name="T22" style:family="text">
      <style:text-properties fo:font-style="italic" officeooo:rsid="00200494"/>
    </style:style>
    <style:style style:name="T23" style:family="text">
      <style:text-properties fo:font-style="italic" officeooo:rsid="002be656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150d95" style:font-style-asian="normal" style:font-style-complex="normal"/>
    </style:style>
    <style:style style:name="T26" style:family="text">
      <style:text-properties fo:font-style="normal" officeooo:rsid="00168e4a" style:font-style-asian="normal" style:font-style-complex="normal"/>
    </style:style>
    <style:style style:name="T27" style:family="text">
      <style:text-properties fo:font-style="normal" officeooo:rsid="001d1cf1" style:font-style-asian="normal" style:font-style-complex="normal"/>
    </style:style>
    <style:style style:name="T28" style:family="text">
      <style:text-properties fo:font-style="normal" officeooo:rsid="00200494" style:font-style-asian="normal" style:font-style-complex="normal"/>
    </style:style>
    <style:style style:name="T29" style:family="text">
      <style:text-properties fo:font-style="normal" officeooo:rsid="00216bca" style:font-style-asian="normal" style:font-style-complex="normal"/>
    </style:style>
    <style:style style:name="T30" style:family="text">
      <style:text-properties fo:font-style="normal" officeooo:rsid="0021716f" style:font-style-asian="normal" style:font-style-complex="normal"/>
    </style:style>
    <style:style style:name="T31" style:family="text">
      <style:text-properties fo:font-style="normal" officeooo:rsid="00235a0f" style:font-style-asian="normal" style:font-style-complex="normal"/>
    </style:style>
    <style:style style:name="T32" style:family="text">
      <style:text-properties fo:font-style="normal" officeooo:rsid="00253f97" style:font-style-asian="normal" style:font-style-complex="normal"/>
    </style:style>
    <style:style style:name="T33" style:family="text">
      <style:text-properties fo:font-style="normal" officeooo:rsid="00292e07" style:font-style-asian="normal" style:font-style-complex="normal"/>
    </style:style>
    <style:style style:name="T34" style:family="text">
      <style:text-properties fo:font-style="normal" officeooo:rsid="001a4d3d" style:font-style-asian="normal" style:font-style-complex="normal"/>
    </style:style>
    <style:style style:name="T35" style:family="text">
      <style:text-properties fo:font-style="normal" officeooo:rsid="0030f311" style:font-style-asian="normal" style:font-style-complex="normal"/>
    </style:style>
    <style:style style:name="T36" style:family="text">
      <style:text-properties style:text-position="super 58%" officeooo:rsid="00150d95"/>
    </style:style>
    <style:style style:name="T37" style:family="text">
      <style:text-properties style:text-position="super 58%" officeooo:rsid="001d1cf1"/>
    </style:style>
    <style:style style:name="T38" style:family="text">
      <style:text-properties officeooo:rsid="0013b9a8"/>
    </style:style>
    <style:style style:name="T39" style:family="text">
      <style:text-properties officeooo:rsid="00150d95"/>
    </style:style>
    <style:style style:name="T40" style:family="text">
      <style:text-properties officeooo:rsid="001a4d3d"/>
    </style:style>
    <style:style style:name="T41" style:family="text">
      <style:text-properties officeooo:rsid="001d18bf"/>
    </style:style>
    <style:style style:name="T42" style:family="text">
      <style:text-properties officeooo:rsid="001d1cf1"/>
    </style:style>
    <style:style style:name="T43" style:family="text">
      <style:text-properties officeooo:rsid="001de4e0"/>
    </style:style>
    <style:style style:name="T44" style:family="text">
      <style:text-properties officeooo:rsid="001f30e6"/>
    </style:style>
    <style:style style:name="T45" style:family="text">
      <style:text-properties style:text-position="0% 100%" officeooo:rsid="001f30e6"/>
    </style:style>
    <style:style style:name="T46" style:family="text">
      <style:text-properties style:text-position="0% 100%" fo:font-style="normal" officeooo:rsid="001f30e6" style:font-style-asian="normal" style:font-style-complex="normal"/>
    </style:style>
    <style:style style:name="T47" style:family="text">
      <style:text-properties officeooo:rsid="00200494"/>
    </style:style>
    <style:style style:name="T48" style:family="text">
      <style:text-properties officeooo:rsid="00216bca"/>
    </style:style>
    <style:style style:name="T49" style:family="text">
      <style:text-properties officeooo:rsid="0021716f"/>
    </style:style>
    <style:style style:name="T50" style:family="text">
      <style:text-properties officeooo:rsid="00253f97"/>
    </style:style>
    <style:style style:name="T51" style:family="text">
      <style:text-properties officeooo:rsid="00281585"/>
    </style:style>
    <style:style style:name="T52" style:family="text">
      <style:text-properties officeooo:rsid="002be656"/>
    </style:style>
    <style:style style:name="T53" style:family="text">
      <style:text-properties style:font-name="Times New Roman" fo:font-style="normal"/>
    </style:style>
    <style:style style:name="T54" style:family="text">
      <style:text-properties style:font-name="Times New Roman" fo:font-style="normal" officeooo:rsid="002be656"/>
    </style:style>
    <style:style style:name="T55" style:family="text">
      <style:text-properties style:font-name="Times New Roman" fo:font-style="normal" officeooo:rsid="002d5aef" style:font-style-asian="normal" style:font-style-complex="normal"/>
    </style:style>
    <style:style style:name="T56" style:family="text">
      <style:text-properties style:font-name="Times New Roman" fo:font-style="normal" officeooo:rsid="001a4d3d" style:font-name-asian="OpenSymbol2" style:font-style-asian="normal" style:font-name-complex="OpenSymbol2" style:font-style-complex="normal"/>
    </style:style>
    <style:style style:name="T57" style:family="text">
      <style:text-properties style:font-name="Times New Roman" fo:font-style="italic" style:font-style-asian="italic" style:font-style-complex="italic"/>
    </style:style>
    <style:style style:name="T58" style:family="text">
      <style:text-properties style:font-name="Times New Roman" officeooo:rsid="001a4d3d" style:font-name-asian="OpenSymbol2" style:font-name-complex="OpenSymbol2"/>
    </style:style>
    <style:style style:name="T59" style:family="text">
      <style:text-properties style:font-name="OpenSymbol2" officeooo:rsid="001a4d3d" style:font-name-asian="OpenSymbol2" style:font-name-complex="OpenSymbol2"/>
    </style:style>
    <style:style style:name="T60" style:family="text">
      <style:text-properties style:font-name="OpenSymbol2" fo:font-style="normal" officeooo:rsid="001a4d3d" style:font-name-asian="OpenSymbol2" style:font-style-asian="normal" style:font-name-complex="OpenSymbol2" style:font-style-complex="normal"/>
    </style:style>
    <style:style style:name="T61" style:family="text">
      <style:text-properties officeooo:rsid="0035f2ab"/>
    </style:style>
    <style:style style:name="T62" style:family="text">
      <style:text-properties officeooo:rsid="00371555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Sect1" style:family="section">
      <style:section-properties text:dont-balance-text-columns="true" style:writing-mode="lr-tb" style:editable="false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9cm" svg:stroke-color="#000000" draw:marker-start-width="0.34cm" draw:marker-start-center="false" draw:marker-end-width="0.3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fonctions <text:span text:style-name="T38">2</text:span><text:tab/><text:span text:style-name="T62">10</text:span>.1</text:h>
      <text:p text:style-name="P1"/>
      <text:section text:style-name="Sect1" text:name="Section1">
        <text:list xml:id="list932886863" text:style-name="Exos">
          <text:list-item>
            <text:p text:style-name="P8"><text:span text:style-name="T6">Soit </text:span><text:span text:style-name="T7">f</text:span> la fonction définie par <text:span text:style-name="T8">x</text:span> <draw:g text:anchor-type="as-char" svg:y="-0.21cm" draw:z-index="0" draw:style-name="gr1"><draw:line draw:style-name="gr2" draw:text-style-name="P28" svg:x1="0cm" svg:y1="-0.001cm" svg:x2="0cm" svg:y2="0.165cm"><text:p/></draw:line><draw:line draw:style-name="gr2" draw:text-style-name="P28" svg:x1="0cm" svg:y1="0.082cm" svg:x2="0.529cm" svg:y2="0.082cm"><text:p/></draw:line><draw:line draw:style-name="gr2" draw:text-style-name="P28" svg:x1="0.529cm" svg:y1="0.082cm" svg:x2="0.439cm" svg:y2="-0.001cm"><text:p/></draw:line><draw:line draw:style-name="gr2" draw:text-style-name="P28" svg:x1="0.529cm" svg:y1="0.082cm" svg:x2="0.439cm" svg:y2="0.165cm"><text:p/></draw:line></draw:g><text:s/><draw:frame draw:style-name="fr1" draw:name="Objet1" text:anchor-type="as-char" svg:y="-0.621cm" svg:width="1.221cm" svg:height="1.06cm" draw:z-index="10"><draw:object xlink:href="./Object 1" xlink:type="simple" xlink:show="embed" xlink:actuate="onLoad"/><draw:image xlink:href="./ObjectReplacements/Object 1" xlink:type="simple" xlink:show="embed" xlink:actuate="onLoad"/></draw:frame></text:p>
            <text:list>
              <text:list-item>
                <text:p text:style-name="P15">Déterminer <text:span text:style-name="T9">Df</text:span>, l'ensemble de définition de <text:span text:style-name="T9">f</text:span><text:span text:style-name="T24">.</text:span></text:p>
              </text:list-item>
              <text:list-item>
                <text:p text:style-name="P15"><text:span text:style-name="T24">Déterminer les images de </text:span><text:span text:style-name="T25">2, </text:span><text:span text:style-name="T24">–</text:span>1, <draw:frame draw:style-name="fr1" draw:name="Objet11" text:anchor-type="as-char" svg:y="-0.621cm" svg:width="0.519cm" svg:height="1cm" draw:z-index="11"><draw:object xlink:href="./Object 11" xlink:type="simple" xlink:show="embed" xlink:actuate="onLoad"/><draw:image xlink:href="./ObjectReplacements/Object 11" xlink:type="simple" xlink:show="embed" xlink:actuate="onLoad"/></draw:frame>.</text:p>
              </text:list-item>
              <text:list-item>
                <text:p text:style-name="P15">Représenter graphiquement <text:span text:style-name="T9">f</text:span> <text:span text:style-name="T48">dans un repère orthonormé d'unité 2cm.</text:span></text:p>
              </text:list-item>
              <text:list-item>
                <text:p text:style-name="P15">Déterminer <text:span text:style-name="T39">algébriquement le signe de </text:span><text:span text:style-name="T10">f</text:span> <text:line-break/><text:span text:style-name="T39">et interpréter graphiquement.</text:span></text:p>
              </text:list-item>
              <text:list-item>
                <text:p text:style-name="P16"><text:span text:style-name="T39">Résoudre graphiquement </text:span><text:span text:style-name="T10">f</text:span><text:span text:style-name="T39"> (</text:span><text:span text:style-name="T10">x</text:span><text:span text:style-name="T39">)</text:span> <text:span text:style-name="T2"></text:span> <text:span text:style-name="T39">1.</text:span></text:p>
              </text:list-item>
            </text:list>
          </text:list-item>
        </text:list>
        <text:p text:style-name="Standard"/>
        <text:list xml:id="list211142523650330" text:continue-numbering="true" text:style-name="Exos">
          <text:list-item>
            <text:p text:style-name="P8">On définit la fonction <text:span text:style-name="T9">f</text:span> sur <text:span text:style-name="T2">ℝ</text:span> par :<text:line-break/><text:span text:style-name="T8">x</text:span> <draw:g text:anchor-type="as-char" svg:y="-0.21cm" draw:z-index="7" draw:style-name="gr1"><draw:line draw:style-name="gr2" draw:text-style-name="P28" svg:x1="0cm" svg:y1="-0.001cm" svg:x2="0cm" svg:y2="0.165cm"><text:p/></draw:line><draw:line draw:style-name="gr2" draw:text-style-name="P28" svg:x1="0cm" svg:y1="0.082cm" svg:x2="0.529cm" svg:y2="0.082cm"><text:p/></draw:line><draw:line draw:style-name="gr2" draw:text-style-name="P28" svg:x1="0.529cm" svg:y1="0.082cm" svg:x2="0.439cm" svg:y2="-0.001cm"><text:p/></draw:line><draw:line draw:style-name="gr2" draw:text-style-name="P28" svg:x1="0.529cm" svg:y1="0.082cm" svg:x2="0.439cm" svg:y2="0.165cm"><text:p/></draw:line></draw:g><text:s/><draw:frame draw:style-name="fr1" draw:name="Objet3" text:anchor-type="as-char" svg:y="-0.415cm" svg:width="1.797cm" svg:height="0.504cm" draw:z-index="12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    <text:list>
              <text:list-item>
                <text:p text:style-name="P15">Calculer l'image de <draw:frame draw:style-name="fr1" draw:name="Objet4" text:anchor-type="as-char" svg:y="-0.415cm" svg:width="1.02cm" svg:height="0.504cm" draw:z-index="13"><draw:object xlink:href="./Object 13" xlink:type="simple" xlink:show="embed" xlink:actuate="onLoad"/><draw:image xlink:href="./ObjectReplacements/Object 13" xlink:type="simple" xlink:show="embed" xlink:actuate="onLoad"/><svg:desc>formule</svg:desc></draw:frame>.</text:p>
              </text:list-item>
              <text:list-item>
                <text:p text:style-name="P15">Déterminer le ou les antécédents de 0 et <draw:frame draw:style-name="fr1" draw:name="Objet5" text:anchor-type="as-char" svg:y="-0.415cm" svg:width="0.686cm" svg:height="0.504cm" draw:z-index="14"><draw:object xlink:href="./Object 14" xlink:type="simple" xlink:show="embed" xlink:actuate="onLoad"/><draw:image xlink:href="./ObjectReplacements/Object 14" xlink:type="simple" xlink:show="embed" xlink:actuate="onLoad"/><svg:desc>formule</svg:desc></draw:frame>.</text:p>
              </text:list-item>
              <text:list-item>
                <text:p text:style-name="P15">Étudier le signe de <text:span text:style-name="T9">f</text:span>.</text:p>
              </text:list-item>
              <text:list-item>
                <text:p text:style-name="P15">Tracer la courbe <text:span text:style-name="T9">Cf</text:span>.</text:p>
              </text:list-item>
            </text:list>
          </text:list-item>
        </text:list>
        <text:p text:style-name="Standard"/>
        <text:list xml:id="list211142834646544" text:continue-numbering="true" text:style-name="Exos">
          <text:list-item>
            <text:p text:style-name="P8">Soit la fonction <text:span text:style-name="T9">f</text:span> définie par <text:span text:style-name="T9">f</text:span> (<text:span text:style-name="T9">x</text:span>) = <draw:frame draw:style-name="fr1" draw:name="Objet2" text:anchor-type="as-char" svg:y="-0.723cm" svg:width="1.335cm" svg:height="1.102cm" draw:z-index="1"><draw:object xlink:href="./Object 2" xlink:type="simple" xlink:show="embed" xlink:actuate="onLoad"/><draw:image xlink:href="./ObjectReplacements/Object 2" xlink:type="simple" xlink:show="embed" xlink:actuate="onLoad"/></draw:frame></text:p>
            <text:list>
              <text:list-item>
                <text:p text:style-name="P16"><text:span text:style-name="T39">Déterminer le signe de </text:span><text:span text:style-name="T10">x</text:span><text:span text:style-name="T36">2</text:span><text:span text:style-name="T39"> + </text:span><text:span text:style-name="T17">x</text:span><text:span text:style-name="T39"> en fonction de </text:span><text:span text:style-name="T17">x</text:span><text:span text:style-name="T39">.<text:line-break/>En déduire </text:span><text:span text:style-name="T10">Df</text:span><text:span text:style-name="T39">, l'ensemble de définition de </text:span><text:span text:style-name="T10">f</text:span>.</text:p>
              </text:list-item>
              <text:list-item>
                <text:p text:style-name="P16">Déterminer le signe de <text:span text:style-name="T9">f</text:span>.</text:p>
              </text:list-item>
              <text:list-item>
                <text:p text:style-name="P17"><text:span text:style-name="T39">Tracer </text:span><text:span text:style-name="T10">Cf</text:span><text:span text:style-name="T39"> la courbe représentative de </text:span><text:span text:style-name="T10">f</text:span><text:span text:style-name="T25"> </text:span><text:span text:style-name="T29">dans un repère orthonormé d'unité </text:span><text:span text:style-name="T30">2</text:span><text:span text:style-name="T29">cm.</text:span></text:p>
              </text:list-item>
              <text:list-item>
                <text:p text:style-name="P16"><text:span text:style-name="T39">Résoudre graphiquement (E) : </text:span><text:span text:style-name="T10">f</text:span><text:span text:style-name="T39"> (</text:span><text:span text:style-name="T10">x</text:span><text:span text:style-name="T39">) = </text:span><text:span text:style-name="T17">x</text:span><text:span text:style-name="T39">.</text:span></text:p>
              </text:list-item>
              <text:list-item>
                <text:p text:style-name="P16"><text:span text:style-name="T39">Résoudre graphiquement (I) : </text:span><text:span text:style-name="T10">f</text:span><text:span text:style-name="T39"> (</text:span><text:span text:style-name="T10">x</text:span><text:span text:style-name="T39">) &gt; 1.</text:span></text:p>
              </text:list-item>
            </text:list>
          </text:list-item>
        </text:list>
        <text:p text:style-name="Standard"/>
        <text:list xml:id="list211143210112846" text:continue-numbering="true" text:style-name="Exos">
          <text:list-item>
            <text:p text:style-name="P8">Soit <text:span text:style-name="T9">f</text:span> la fonction définie sur <text:span text:style-name="T2">ℝ</text:span> par :<text:line-break/><text:span text:style-name="T9">f</text:span> (<text:span text:style-name="T9">x</text:span>) = <draw:frame draw:style-name="fr1" draw:name="Objet6" text:anchor-type="as-char" svg:y="-0.386cm" svg:width="2.97cm" svg:height="0.506cm" draw:z-index="2"><draw:object xlink:href="./Object 6" xlink:type="simple" xlink:show="embed" xlink:actuate="onLoad"/><draw:image xlink:href="./ObjectReplacements/Object 6" xlink:type="simple" xlink:show="embed" xlink:actuate="onLoad"/></draw:frame></text:p>
            <text:list>
              <text:list-item>
                <text:p text:style-name="P15">Déterminer le signe de <text:span text:style-name="T9">f</text:span>.</text:p>
              </text:list-item>
              <text:list-item>
                <text:p text:style-name="P15"><text:span text:style-name="T9">f</text:span><text:span text:style-name="T24"> admet-elle un extremum ? </text:span><text:span text:style-name="T25">Si oui, le déterminer.</text:span></text:p>
              </text:list-item>
              <text:list-item>
                <text:p text:style-name="P16"><text:span text:style-name="T24">Représenter graphiquement </text:span><text:span text:style-name="T9">f</text:span><text:span text:style-name="T24">.</text:span></text:p>
              </text:list-item>
            </text:list>
          </text:list-item>
        </text:list>
        <text:p text:style-name="P3"/>
        <text:list xml:id="list211142978067185" text:continue-numbering="true" text:style-name="Exos">
          <text:list-item>
            <text:p text:style-name="P9"><text:span text:style-name="T9">f</text:span> est la fonction définie sur <text:span text:style-name="T2">ℝ</text:span> par :<text:line-break/><text:span text:style-name="T9">f</text:span> (<text:span text:style-name="T9">x</text:span>) = <draw:frame draw:style-name="fr1" draw:name="Objet8" text:anchor-type="as-char" svg:y="-0.437cm" svg:width="2.484cm" svg:height="0.527cm" draw:z-index="15"><draw:object xlink:href="./Object 3" xlink:type="simple" xlink:show="embed" xlink:actuate="onLoad"/><draw:image xlink:href="./ObjectReplacements/Object 3" xlink:type="simple" xlink:show="embed" xlink:actuate="onLoad"/><svg:desc>formule</svg:desc></draw:frame></text:p>
            <text:list>
              <text:list-item>
                <text:p text:style-name="P15">Déterminer le ou les antécédents de <text:span text:style-name="T62">9</text:span></text:p>
              </text:list-item>
              <text:list-item>
                <text:p text:style-name="P18"><text:span text:style-name="T52">Montrer que pour tout </text:span><text:span text:style-name="T23">x</text:span><text:span text:style-name="T53"> </text:span><text:span text:style-name="T54">de </text:span><text:span text:style-name="T5">ℝ</text:span><text:span text:style-name="T53">, <text:line-break/></text:span><text:span text:style-name="T57">f</text:span><text:span text:style-name="T53"> (</text:span><text:span text:style-name="T57">x</text:span><text:span text:style-name="T53">) = </text:span><text:span text:style-name="T53"><draw:frame draw:style-name="fr1" draw:name="Objet17" text:anchor-type="as-char" svg:y="-0.386cm" svg:width="2.993cm" svg:height="0.506cm" draw:z-index="19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p>
              </text:list-item>
              <text:list-item>
                <text:p text:style-name="P15">Déterminer le signe de <text:span text:style-name="T9">f</text:span>.</text:p>
              </text:list-item>
              <text:list-item>
                <text:p text:style-name="P15"><text:span text:style-name="T24">Représenter graphiquement </text:span><text:span text:style-name="T9">f</text:span><text:span text:style-name="T24">.</text:span></text:p>
              </text:list-item>
              <text:list-item>
                <text:p text:style-name="P15"><text:span text:style-name="T24">Montrer que </text:span><text:span text:style-name="T9">f</text:span><text:span text:style-name="T24"> admet un extremum que l'on caractérisera. </text:span><text:span text:style-name="T26">Interpréter graphiquement.</text:span></text:p>
              </text:list-item>
            </text:list>
          </text:list-item>
        </text:list>
        <text:p text:style-name="P2"/>
        <text:list xml:id="list211144390142156" text:continue-numbering="true" text:style-name="Exos">
          <text:list-item>
            <text:p text:style-name="P8"><text:span text:style-name="T24">Soit </text:span><text:span text:style-name="T9">f</text:span> définie sur ]–3 ; +<text:span text:style-name="T1">∞</text:span>[ par : <text:span text:style-name="T8">x</text:span> <draw:g text:anchor-type="as-char" svg:y="-0.21cm" draw:z-index="3" draw:style-name="gr1"><draw:line draw:style-name="gr2" draw:text-style-name="P28" svg:x1="0cm" svg:y1="-0.001cm" svg:x2="0cm" svg:y2="0.165cm"><text:p/></draw:line><draw:line draw:style-name="gr2" draw:text-style-name="P28" svg:x1="0cm" svg:y1="0.082cm" svg:x2="0.529cm" svg:y2="0.082cm"><text:p/></draw:line><draw:line draw:style-name="gr2" draw:text-style-name="P28" svg:x1="0.529cm" svg:y1="0.082cm" svg:x2="0.439cm" svg:y2="-0.001cm"><text:p/></draw:line><draw:line draw:style-name="gr2" draw:text-style-name="P28" svg:x1="0.529cm" svg:y1="0.082cm" svg:x2="0.439cm" svg:y2="0.165cm"><text:p/></draw:line></draw:g><text:s/><draw:frame draw:style-name="fr1" draw:name="Objet7" text:anchor-type="as-char" svg:y="-0.619cm" svg:width="1.032cm" svg:height="0.998cm" draw:z-index="23"><draw:object xlink:href="./Object 7" xlink:type="simple" xlink:show="embed" xlink:actuate="onLoad"/><draw:image xlink:href="./ObjectReplacements/Object 7" xlink:type="simple" xlink:show="embed" xlink:actuate="onLoad"/></draw:frame></text:p>
            <text:list>
              <text:list-item>
                <text:p text:style-name="P19">Étudier les variations de <text:span text:style-name="T9">f</text:span><text:span text:style-name="T24"> </text:span><text:span text:style-name="T27">et faire un tableau de variations</text:span>.</text:p>
              </text:list-item>
              <text:list-item>
                <text:p text:style-name="P20"><text:span text:style-name="T40">En déduire un encadrement de </text:span><text:span text:style-name="T11">f</text:span><text:span text:style-name="T40"> (</text:span><text:span text:style-name="T11">x</text:span><text:span text:style-name="T40">)</text:span> <text:span text:style-name="T40">lorsque : 0 </text:span><text:span text:style-name="T59">⩽</text:span><text:span text:style-name="T58"> </text:span><text:span text:style-name="T18">x</text:span><text:span text:style-name="T34"> </text:span><text:span text:style-name="T60">⩽</text:span><text:span text:style-name="T56"> </text:span><text:span text:style-name="T55">2</text:span><text:span text:style-name="T40">.</text:span></text:p>
              </text:list-item>
              <text:list-item>
                <text:p text:style-name="P15">Tracer la courbe <text:span text:style-name="T9">Cf</text:span>.</text:p>
              </text:list-item>
              <text:list-item>
                <text:p text:style-name="P21"><text:span text:style-name="T40">Résoudre graphiquement </text:span><text:span text:style-name="T11">f</text:span><text:span text:style-name="T40"> (</text:span><text:span text:style-name="T11">x</text:span><text:span text:style-name="T40">)</text:span> <text:span text:style-name="T40">&gt; </text:span><text:span text:style-name="T18">x</text:span><text:span text:style-name="T34"> + </text:span><text:span text:style-name="T35">1/2</text:span>.</text:p>
              </text:list-item>
            </text:list>
          </text:list-item>
          <text:list-item>
            <text:p text:style-name="P14"><text:span text:style-name="T6">Soit </text:span><text:span text:style-name="T7">f</text:span> la fonction définie par <text:span text:style-name="T8">x</text:span> <draw:g text:anchor-type="as-char" svg:y="-0.21cm" draw:z-index="4" draw:style-name="gr1"><draw:line draw:style-name="gr2" draw:text-style-name="P28" svg:x1="0cm" svg:y1="-0.001cm" svg:x2="0cm" svg:y2="0.165cm"><text:p/></draw:line><draw:line draw:style-name="gr2" draw:text-style-name="P28" svg:x1="0cm" svg:y1="0.082cm" svg:x2="0.529cm" svg:y2="0.082cm"><text:p/></draw:line><draw:line draw:style-name="gr2" draw:text-style-name="P28" svg:x1="0.529cm" svg:y1="0.082cm" svg:x2="0.439cm" svg:y2="-0.001cm"><text:p/></draw:line><draw:line draw:style-name="gr2" draw:text-style-name="P28" svg:x1="0.529cm" svg:y1="0.082cm" svg:x2="0.439cm" svg:y2="0.165cm"><text:p/></draw:line></draw:g><text:s/><draw:frame draw:style-name="fr1" draw:name="Objet9" text:anchor-type="as-char" svg:y="-0.621cm" svg:width="1.115cm" svg:height="1cm" draw:z-index="5"><draw:object xlink:href="./Object 9" xlink:type="simple" xlink:show="embed" xlink:actuate="onLoad"/><draw:image xlink:href="./ObjectReplacements/Object 9" xlink:type="simple" xlink:show="embed" xlink:actuate="onLoad"/></draw:frame></text:p>
            <text:list>
              <text:list-item>
                <text:p text:style-name="P15">Déterminer <text:span text:style-name="T9">Df</text:span><text:span text:style-name="T24">.</text:span></text:p>
              </text:list-item>
              <text:list-item>
                <text:p text:style-name="P15"><text:span text:style-name="T24">Calculer les images de 0</text:span> et <draw:frame draw:style-name="fr1" draw:name="Objet10" text:anchor-type="as-char" svg:y="-0.415cm" svg:width="0.686cm" svg:height="0.504cm" draw:z-index="6"><draw:object xlink:href="./Object 10" xlink:type="simple" xlink:show="embed" xlink:actuate="onLoad"/><draw:image xlink:href="./ObjectReplacements/Object 10" xlink:type="simple" xlink:show="embed" xlink:actuate="onLoad"/></draw:frame>.</text:p>
              </text:list-item>
              <text:list-item>
                <text:p text:style-name="P22"><text:span text:style-name="T41">Déterminer le signe de </text:span><text:span text:style-name="T12">f</text:span> <text:span text:style-name="T51">puis interpréter graphiquement.</text:span></text:p>
              </text:list-item>
              <text:list-item>
                <text:p text:style-name="P19"><text:span text:style-name="T24">Étudier les variations de </text:span><text:span text:style-name="T9">f</text:span><text:span text:style-name="T24"> </text:span><text:span text:style-name="T27">et faire un tableau de variations</text:span>.</text:p>
              </text:list-item>
              <text:list-item>
                <text:p text:style-name="P15"><text:span text:style-name="T24">Représenter graphiquement </text:span><text:span text:style-name="T9">f</text:span><text:span text:style-name="T24">.</text:span></text:p>
              </text:list-item>
              <text:list-item>
                <text:p text:style-name="P15"><text:span text:style-name="T24">Résoudre graphiquement : </text:span><text:span text:style-name="T9">f</text:span><text:span text:style-name="T24"> (</text:span><text:span text:style-name="T9">x</text:span><text:span text:style-name="T24">)</text:span> = 3.</text:p>
              </text:list-item>
            </text:list>
          </text:list-item>
        </text:list>
        <text:p text:style-name="P2"/>
        <text:list xml:id="list211144519274911" text:continue-numbering="true" text:style-name="Exos">
          <text:list-item>
            <text:p text:style-name="P10"><text:span text:style-name="T42">Soit </text:span><text:span text:style-name="T13">f</text:span> <text:span text:style-name="T42">la fonction définie par </text:span><text:span text:style-name="T19">x</text:span><text:span text:style-name="T42"> </text:span><text:span text:style-name="T42"><draw:g text:anchor-type="as-char" svg:y="-0.21cm" draw:z-index="8" draw:style-name="gr1"><draw:line draw:style-name="gr2" draw:text-style-name="P28" svg:x1="0cm" svg:y1="-0.001cm" svg:x2="0cm" svg:y2="0.165cm"><text:p/></draw:line><draw:line draw:style-name="gr2" draw:text-style-name="P28" svg:x1="0cm" svg:y1="0.082cm" svg:x2="0.529cm" svg:y2="0.082cm"><text:p/></draw:line><draw:line draw:style-name="gr2" draw:text-style-name="P28" svg:x1="0.529cm" svg:y1="0.082cm" svg:x2="0.439cm" svg:y2="-0.001cm"><text:p/></draw:line><draw:line draw:style-name="gr2" draw:text-style-name="P28" svg:x1="0.529cm" svg:y1="0.082cm" svg:x2="0.439cm" svg:y2="0.165cm"><text:p/></draw:line></draw:g></text:span><text:span text:style-name="T42"><text:s/></text:span><text:span text:style-name="T42"><draw:frame draw:style-name="fr1" draw:name="Objet12" text:anchor-type="as-char" svg:y="-0.621cm" svg:width="1.233cm" svg:height="1.06cm" draw:z-index="16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p>
            <text:list>
              <text:list-item>
                <text:p text:style-name="P23">Déterminer <text:span text:style-name="T9">Df</text:span>, l'ensemble de définition de <text:span text:style-name="T9">f</text:span><text:span text:style-name="T24">.</text:span></text:p>
              </text:list-item>
              <text:list-item>
                <text:p text:style-name="P23"><text:span text:style-name="T24">Déterminer les images </text:span><text:span text:style-name="T27">par </text:span><text:span text:style-name="T13">f</text:span><text:span text:style-name="T27"> </text:span><text:span text:style-name="T24">de </text:span><text:span text:style-name="T24"><draw:frame draw:style-name="fr1" draw:name="Objet13" text:anchor-type="as-char" svg:y="-0.621cm" svg:width="0.845cm" svg:height="1cm" draw:z-index="17"><draw:object xlink:href="./Object 5" xlink:type="simple" xlink:show="embed" xlink:actuate="onLoad"/><draw:image xlink:href="./ObjectReplacements/Object 5" xlink:type="simple" xlink:show="embed" xlink:actuate="onLoad"/></draw:frame></text:span><text:span text:style-name="T25">, </text:span><text:span text:style-name="T25"><draw:frame draw:style-name="fr1" draw:name="Objet14" text:anchor-type="as-char" svg:y="-0.415cm" svg:width="1.251cm" svg:height="0.526cm" draw:z-index="18"><draw:object xlink:href="./Object 8" xlink:type="simple" xlink:show="embed" xlink:actuate="onLoad"/><draw:image xlink:href="./ObjectReplacements/Object 8" xlink:type="simple" xlink:show="embed" xlink:actuate="onLoad"/></draw:frame></text:span>.</text:p>
              </text:list-item>
              <text:list-item>
                <text:p text:style-name="P27">Déterminer les antécédents de 3.</text:p>
              </text:list-item>
              <text:list-item>
                <text:p text:style-name="P23"><text:span text:style-name="T42">Montrer que </text:span><text:span text:style-name="T13">f</text:span> <text:span text:style-name="T42">admet 4 pour extremum sur </text:span><text:span text:style-name="T3">ℝ</text:span>.</text:p>
              </text:list-item>
              <text:list-item>
                <text:p text:style-name="P19"><text:span text:style-name="T42">Déterminer le sens de variations de </text:span><text:span text:style-name="T13">f</text:span> <text:span text:style-name="T43">sur </text:span><text:span text:style-name="T4">ℝ</text:span><text:span text:style-name="T37">+</text:span><text:span text:style-name="T42">.</text:span></text:p>
              </text:list-item>
              <text:list-item>
                <text:p text:style-name="P23"><text:span text:style-name="T42">Soit </text:span><text:span text:style-name="T13">a</text:span> <text:span text:style-name="T1">∈</text:span> <text:span text:style-name="T2">ℝ</text:span><text:span text:style-name="T37">+</text:span><text:span text:style-name="T42">. En vous appuyant sur les variations ci-dessus, comparer les nombres </text:span><text:span text:style-name="T13">f</text:span><text:span text:style-name="T42"> (</text:span><text:span text:style-name="T13">a</text:span><text:span text:style-name="T42">)</text:span> <text:span text:style-name="T42">et </text:span><text:span text:style-name="T13">f</text:span><text:span text:style-name="T42"> (</text:span><text:span text:style-name="T13">a</text:span><text:span text:style-name="T27"> + 1</text:span><text:span text:style-name="T42">).</text:span></text:p>
              </text:list-item>
            </text:list>
          </text:list-item>
        </text:list>
        <text:p text:style-name="P4"/>
        <text:list xml:id="list211143571021958" text:continue-numbering="true" text:style-name="Exos">
          <text:list-item>
            <text:p text:style-name="P11"><text:span text:style-name="T42">Soit </text:span><text:span text:style-name="T13">f</text:span> <text:span text:style-name="T42">la fonction définie par </text:span><text:span text:style-name="T19">x</text:span><text:span text:style-name="T42"> </text:span><text:span text:style-name="T42"><draw:g text:anchor-type="as-char" svg:y="-0.21cm" draw:z-index="9" draw:style-name="gr1"><draw:line draw:style-name="gr2" draw:text-style-name="P28" svg:x1="0cm" svg:y1="-0.001cm" svg:x2="0cm" svg:y2="0.165cm"><text:p/></draw:line><draw:line draw:style-name="gr2" draw:text-style-name="P28" svg:x1="0cm" svg:y1="0.082cm" svg:x2="0.529cm" svg:y2="0.082cm"><text:p/></draw:line><draw:line draw:style-name="gr2" draw:text-style-name="P28" svg:x1="0.529cm" svg:y1="0.082cm" svg:x2="0.439cm" svg:y2="-0.001cm"><text:p/></draw:line><draw:line draw:style-name="gr2" draw:text-style-name="P28" svg:x1="0.529cm" svg:y1="0.082cm" svg:x2="0.439cm" svg:y2="0.165cm"><text:p/></draw:line></draw:g></text:span><text:span text:style-name="T42"><text:s/></text:span><text:span text:style-name="T42"><draw:frame draw:style-name="fr1" draw:name="Objet15" text:anchor-type="as-char" svg:y="-0.621cm" svg:width="1.228cm" svg:height="1.06cm" draw:z-index="20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p>
            <text:list>
              <text:list-item>
                <text:p text:style-name="P24"><text:span text:style-name="T42">Montrer que </text:span><text:span text:style-name="T13">f</text:span> <text:span text:style-name="T42">admet un maximum</text:span>. <text:span text:style-name="T44">Interpréter graphiquement.</text:span></text:p>
              </text:list-item>
              <text:list-item>
                <text:p text:style-name="P24"><text:span text:style-name="T42">Déterminer le sens de variations de </text:span><text:span text:style-name="T13">f</text:span> <text:span text:style-name="T45">et dresser un tableau de variations</text:span><text:span text:style-name="T42">.</text:span></text:p>
              </text:list-item>
              <text:list-item>
                <text:p text:style-name="P24"><text:span text:style-name="T44">Représenter graphiquement </text:span><text:span text:style-name="T14">f</text:span> <text:span text:style-name="T49">dans un repère orthogonal d'unités 2cm en abscisses et 4cm en ordonnées.</text:span></text:p>
              </text:list-item>
              <text:list-item>
                <text:p text:style-name="P24"><text:span text:style-name="T44">Résoudre graphiquement l'inéquation :<text:line-break/></text:span><text:span text:style-name="T14">f</text:span><text:span text:style-name="T44"> (</text:span><text:span text:style-name="T14">x</text:span><text:span text:style-name="T44">)</text:span> <text:span text:style-name="T44">&gt; </text:span><text:span text:style-name="T20">x</text:span> <text:span text:style-name="T44">+ 2.</text:span></text:p>
              </text:list-item>
            </text:list>
          </text:list-item>
        </text:list>
        <text:p text:style-name="P5"/>
        <text:list xml:id="list211144430370734" text:continue-numbering="true" text:style-name="Exos">
          <text:list-item>
            <text:p text:style-name="P12">Soit <text:span text:style-name="T9">f</text:span> la fonction définie sur <text:span text:style-name="T2">ℝ</text:span> par :<text:line-break/><text:span text:style-name="T9">f</text:span> (<text:span text:style-name="T9">x</text:span>) = <draw:frame draw:style-name="fr1" draw:name="Objet16" text:anchor-type="as-char" svg:y="-0.437cm" svg:width="2.147cm" svg:height="0.529cm" draw:z-index="21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    <text:list>
              <text:list-item>
                <text:p text:style-name="P25"><text:span text:style-name="T47">Montrer que </text:span><text:span text:style-name="T9">f</text:span><text:span text:style-name="T24"> admet un </text:span><text:span text:style-name="T28">m</text:span><text:span text:style-name="T33">in</text:span><text:span text:style-name="T28">i</text:span><text:span text:style-name="T24">mum</text:span><text:span text:style-name="T25"> </text:span><text:span text:style-name="T28">en </text:span><text:span text:style-name="T21">x</text:span> <text:span text:style-name="T47">= 1/4</text:span><text:span text:style-name="T28">.</text:span></text:p>
              </text:list-item>
              <text:list-item>
                <text:p text:style-name="P25"><text:span text:style-name="T27">Déterminer le</text:span><text:span text:style-name="T28">s</text:span><text:span text:style-name="T27"> variations de </text:span><text:span text:style-name="T13">f</text:span><text:span text:style-name="T28"> </text:span><text:span text:style-name="T46">et dresser un tableau de variations</text:span><text:span text:style-name="T27">.</text:span></text:p>
              </text:list-item>
              <text:list-item>
                <text:p text:style-name="P25"><text:span text:style-name="T31">En justifiant à l'aide des variations, d</text:span><text:span text:style-name="T28">onner le meilleur encadrement possible de </text:span><text:span text:style-name="T15">f</text:span><text:span text:style-name="T28"> (</text:span><text:span text:style-name="T15">x</text:span><text:span text:style-name="T28">)</text:span> <text:span text:style-name="T47">dans chacun des cas suivants :</text:span><text:span text:style-name="T28"><text:line-break/>a) </text:span><text:span text:style-name="T21">x</text:span> <text:span text:style-name="T1">∈</text:span> <text:span text:style-name="T47">[1 ; 2] <text:s text:c="4"/>b) </text:span><text:span text:style-name="T22">x</text:span> <text:span text:style-name="T1">∈</text:span> <text:span text:style-name="T47">[–2 ; –1] <text:s text:c="4"/>c) </text:span><text:span text:style-name="T22">x</text:span> <text:span text:style-name="T1">∈</text:span> <text:span text:style-name="T47">[–2 ; 2]</text:span></text:p>
              </text:list-item>
            </text:list>
          </text:list-item>
        </text:list>
        <text:p text:style-name="P6"/>
        <text:list xml:id="list211143799610130" text:continue-numbering="true" text:style-name="Exos">
          <text:list-item>
            <text:p text:style-name="P13">Soit <text:span text:style-name="T9">f</text:span> la fonction définie par <text:span text:style-name="T9">f</text:span> (<text:span text:style-name="T9">x</text:span>) = <draw:frame draw:style-name="fr1" draw:name="Objet18" text:anchor-type="as-char" svg:y="-0.621cm" svg:width="1.249cm" svg:height="1.06cm" draw:z-index="22"><draw:object xlink:href="./Object 18" xlink:type="simple" xlink:show="embed" xlink:actuate="onLoad"/><draw:image xlink:href="./ObjectReplacements/Object 18" xlink:type="simple" xlink:show="embed" xlink:actuate="onLoad"/></draw:frame></text:p>
            <text:list>
              <text:list-item>
                <text:p text:style-name="P26"><text:span text:style-name="T28">Déterminer </text:span><text:span text:style-name="T15">Df</text:span><text:span text:style-name="T28">, l'ensemble de définition de </text:span><text:span text:style-name="T15">f</text:span><text:span text:style-name="T28">.</text:span></text:p>
              </text:list-item>
              <text:list-item>
                <text:p text:style-name="P26"><text:span text:style-name="T28">Montrer que, </text:span><text:span text:style-name="T32">sur l'intervalle ]–2 ; 2[,</text:span><text:span text:style-name="T28"> </text:span><text:span text:style-name="T13">f</text:span><text:span text:style-name="T27"> admet un </text:span><text:span text:style-name="T28">maxi</text:span><text:span text:style-name="T27">mum</text:span><text:span text:style-name="T25"> </text:span><text:span text:style-name="T28">en </text:span><text:span text:style-name="T21">x</text:span><text:span text:style-name="T27"> </text:span><text:span text:style-name="T28">= </text:span><text:span text:style-name="T32">0 .</text:span></text:p>
              </text:list-item>
              <text:list-item>
                <text:p text:style-name="P26"><text:span text:style-name="T50">Suivant les valeurs du réel k, déterminer sans justifier le nombre de solutions de l'équation <text:line-break/></text:span><text:span text:style-name="T16">f</text:span><text:span text:style-name="T50"> (</text:span><text:span text:style-name="T16">x</text:span><text:span text:style-name="T50">)</text:span> <text:span text:style-name="T50">= </text:span><text:span text:style-name="T16">k</text:span><text:span text:style-name="T50">.</text:span></text:p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StarSymbol1" svg:font-family="StarSymbol" style:font-charset="x-symbol"/>
    <style:font-face style:name="OpenSymbol" svg:font-family="OpenSymbol" style:font-pitch="variable" style:font-charset="x-symbol"/>
    <style:font-face style:name="StarSymbol" svg:font-family="StarSymbol"/>
    <style:font-face style:name="Tahoma2" svg:font-family="Tahoma"/>
    <style:font-face style:name="Gothic" svg:font-family="Gothic" style:font-pitch="variable"/>
    <style:font-face style:name="Lucida Sans Unicode1" svg:font-family="'Lucida Sans Unicode'" style:font-pitch="variable"/>
    <style:font-face style:name="Lucidasans" svg:font-family="Lucidasans" style:font-pitch="variable"/>
    <style:font-face style:name="OpenSymbol1" svg:font-family="OpenSymbol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padding-left="0cm" fo:padding-right="0cm" fo:padding-top="0cm" fo:padding-bottom="0.035cm" fo:border-left="none" fo:border-right="none" fo:border-top="none" fo:border-bottom="0.51pt solid #000000" fo:keep-with-next="always"/>
      <style:text-properties fo:text-transform="uppercase" style:font-name="Arial" fo:font-family="Arial" style:font-family-generic="swiss" style:font-pitch="variable" fo:font-size="20pt" fo:language="en" fo:country="GB" fo:font-weight="bold" style:font-size-asian="20pt" style:font-weight-asian="bold" style:font-name-complex="Arial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ABCD" style:family="paragraph" style:parent-style-name="Standard" style:list-style-name="Exos">
      <style:paragraph-properties fo:orphans="0" fo:widows="0"/>
    </style:style>
    <style:style style:name="Exos" style:family="paragraph" style:parent-style-name="Standard" style:next-style-name="Standard" style:list-style-name="Exos">
      <style:paragraph-properties fo:padding="0cm" fo:border-left="none" fo:border-right="none" fo:border-top="0.74pt solid #000000" fo:border-bottom="none" style:shadow="non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Exos">
      <text:list-level-style-number text:level="1" text:style-name="Numbering_20_Symbols" style:num-prefix="Ex " style:num-suffix=" - " style:num-format="1">
        <style:list-level-properties text:min-label-width="0.499cm"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bullet text:level="3" text:style-name="Bullet_20_Symbols" text:bullet-char="•">
        <style:list-level-properties text:space-before="1.905cm" text:min-label-width="0.499cm"/>
        <style:text-properties style:font-name="StarSymbol1"/>
      </text:list-level-style-bullet>
      <text:list-level-style-bullet text:level="4" text:style-name="Bullet_20_Symbols" text:bullet-char="•">
        <style:list-level-properties text:space-before="2.54cm" text:min-label-width="0.499cm"/>
        <style:text-properties style:font-name="StarSymbol1"/>
      </text:list-level-style-bullet>
      <text:list-level-style-bullet text:level="5" text:style-name="Bullet_20_Symbols" text:bullet-char="•">
        <style:list-level-properties text:space-before="3.175cm" text:min-label-width="0.499cm"/>
        <style:text-properties style:font-name="StarSymbol1"/>
      </text:list-level-style-bullet>
      <text:list-level-style-bullet text:level="6" text:style-name="Bullet_20_Symbols" text:bullet-char="•">
        <style:list-level-properties text:space-before="3.81cm" text:min-label-width="0.499cm"/>
        <style:text-properties style:font-name="StarSymbol1"/>
      </text:list-level-style-bullet>
      <text:list-level-style-bullet text:level="7" text:style-name="Bullet_20_Symbols" text:bullet-char="•">
        <style:list-level-properties text:space-before="4.445cm" text:min-label-width="0.499cm"/>
        <style:text-properties style:font-name="StarSymbol1"/>
      </text:list-level-style-bullet>
      <text:list-level-style-bullet text:level="8" text:style-name="Bullet_20_Symbols" text:bullet-char="•">
        <style:list-level-properties text:space-before="5.08cm" text:min-label-width="0.499cm"/>
        <style:text-properties style:font-name="StarSymbol1"/>
      </text:list-level-style-bullet>
      <text:list-level-style-bullet text:level="9" text:style-name="Bullet_20_Symbols" text:bullet-char="•">
        <style:list-level-properties text:space-before="5.715cm" text:min-label-width="0.499cm"/>
        <style:text-properties style:font-name="StarSymbol1"/>
      </text:list-level-style-bullet>
      <text:list-level-style-bullet text:level="10" text:style-name="Bullet_20_Symbols" text:bullet-char="•">
        <style:list-level-properties text:space-before="6.35cm" text:min-label-width="0.499cm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Windows_X86_64 LibreOffice_project/5896ab1714085361c45cf540f76f60673dd96a72</meta:generator>
    <meta:initial-creator>Fontanet</meta:initial-creator>
    <meta:creation-date>2006-04-06T23:12:00</meta:creation-date>
    <dc:date>2020-02-28T21:11:42.206000000</dc:date>
    <meta:print-date>2012-09-28T01:38:56.020000000</meta:print-date>
    <dc:language>fr-FR</dc:language>
    <meta:editing-cycles>93</meta:editing-cycles>
    <meta:editing-duration>PT10H1M21S</meta:editing-duration>
    <meta:document-statistic meta:table-count="0" meta:image-count="0" meta:object-count="18" meta:page-count="1" meta:paragraph-count="60" meta:word-count="637" meta:character-count="3046" meta:non-whitespace-character-count="249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frac>
      <mn>1</mn>
      <mrow>
        <mn>1</mn>
        <mi>–</mi>
        <msup>
          <mi>x</mi>
          <mn>2</mn>
        </msup>
      </mrow>
    </mfrac>
    <annotation encoding="StarMath 5.0">{1}over{{1} – x^{2}}</annotation>
  </semantics>
</math>
</file>

<file path=Object 10/content.xml><?xml version="1.0" encoding="utf-8"?>
<math xmlns="http://www.w3.org/1998/Math/MathML">
  <semantics>
    <mrow>
      <msqrt>
        <mrow>
          <mn>2</mn>
        </mrow>
      </msqrt>
    </mrow>
    <annotation encoding="StarMath 5.0">sqrt {2}</annotation>
  </semantics>
</math>
</file>

<file path=Object 11/content.xml><?xml version="1.0" encoding="utf-8"?>
<math xmlns="http://www.w3.org/1998/Math/MathML" display="block">
  <semantics>
    <mfrac>
      <mn>1</mn>
      <mn>4</mn>
    </mfrac>
    <annotation encoding="StarMath 5.0">{1}over{4}</annotation>
  </semantics>
</math>
</file>

<file path=Object 12/content.xml><?xml version="1.0" encoding="utf-8"?>
<math xmlns="http://www.w3.org/1998/Math/MathML">
  <semantics>
    <mrow>
      <msqrt>
        <mrow>
          <mn>2</mn>
        </mrow>
      </msqrt>
      <mrow>
        <mi>x</mi>
        <mo stretchy="false">−</mo>
        <msqrt>
          <mrow>
            <mn>3</mn>
          </mrow>
        </msqrt>
      </mrow>
    </mrow>
    <annotation encoding="StarMath 5.0">sqrt{2}x-sqrt{3}</annotation>
  </semantics>
</math>
</file>

<file path=Object 13/content.xml><?xml version="1.0" encoding="utf-8"?>
<math xmlns="http://www.w3.org/1998/Math/MathML">
  <semantics>
    <mrow>
      <mrow>
        <mo stretchy="false">−</mo>
        <msqrt>
          <mrow>
            <mn>2</mn>
          </mrow>
        </msqrt>
      </mrow>
    </mrow>
    <annotation encoding="StarMath 5.0">-sqrt {2}</annotation>
  </semantics>
</math>
</file>

<file path=Object 14/content.xml><?xml version="1.0" encoding="utf-8"?>
<math xmlns="http://www.w3.org/1998/Math/MathML">
  <semantics>
    <mrow>
      <msqrt>
        <mrow>
          <mn>2</mn>
        </mrow>
      </msqrt>
    </mrow>
    <annotation encoding="StarMath 5.0">sqrt {2}</annotation>
  </semantics>
</math>
</file>

<file path=Object 15/content.xml><?xml version="1.0" encoding="utf-8"?>
<math xmlns="http://www.w3.org/1998/Math/MathML" display="block">
  <semantics>
    <mfrac>
      <mn>4</mn>
      <mrow>
        <mn>1</mn>
        <mo stretchy="false">+</mo>
        <msup>
          <mi>x</mi>
          <mn>2</mn>
        </msup>
      </mrow>
    </mfrac>
    <annotation encoding="StarMath 5.0">{4} over {1+x^2}</annotation>
  </semantics>
</math>
</file>

<file path=Object 16/content.xml><?xml version="1.0" encoding="utf-8"?>
<math xmlns="http://www.w3.org/1998/Math/MathML" display="block">
  <semantics>
    <mrow>
      <mn>2</mn>
      <mrow>
        <msup>
          <mi>x</mi>
          <mn>2</mn>
        </msup>
        <mo stretchy="false">−</mo>
        <mi>x</mi>
        <mo stretchy="false">−</mo>
        <mn>4</mn>
      </mrow>
    </mrow>
    <annotation encoding="StarMath 5.0">{2}x^{2}-x-4</annotation>
  </semantics>
</math>
</file>

<file path=Object 17/content.xml><?xml version="1.0" encoding="utf-8"?>
<math xmlns="http://www.w3.org/1998/Math/MathML" display="block">
  <semantics>
    <mrow>
      <mrow>
        <mo stretchy="false">−</mo>
        <mn>3</mn>
      </mrow>
      <mrow>
        <mo fence="true" stretchy="false">(</mo>
        <mrow>
          <mrow>
            <mi>x</mi>
            <mo stretchy="false">−</mo>
            <mn>3</mn>
          </mrow>
        </mrow>
        <mo fence="true" stretchy="false">)</mo>
      </mrow>
      <mrow>
        <mo fence="true" stretchy="false">(</mo>
        <mrow>
          <mrow>
            <mi>x</mi>
            <mo stretchy="false">+</mo>
            <mn>1</mn>
          </mrow>
        </mrow>
        <mo fence="true" stretchy="false">)</mo>
      </mrow>
    </mrow>
    <annotation encoding="StarMath 5.0">-3( x-3 )( x+1)</annotation>
  </semantics>
</math>
</file>

<file path=Object 18/content.xml><?xml version="1.0" encoding="utf-8"?>
<math xmlns="http://www.w3.org/1998/Math/MathML" display="block">
  <semantics>
    <mfrac>
      <mn>10</mn>
      <mrow>
        <msup>
          <mi>x</mi>
          <mn>2</mn>
        </msup>
        <mo stretchy="false">−</mo>
        <mn>4</mn>
      </mrow>
    </mfrac>
    <annotation encoding="StarMath 5.0">{10}over{x^{2}-{4}}</annotation>
  </semantics>
</math>
</file>

<file path=Object 2/content.xml><?xml version="1.0" encoding="utf-8"?>
<math xmlns="http://www.w3.org/1998/Math/MathML" display="block">
  <semantics>
    <mfrac>
      <msqrt>
        <mrow>
          <msup>
            <mi>x</mi>
            <mn>2</mn>
          </msup>
          <mo stretchy="false">+</mo>
          <mi>x</mi>
        </mrow>
      </msqrt>
      <mrow>
        <mn>1</mn>
        <mo stretchy="false">−</mo>
        <mi>x</mi>
      </mrow>
    </mfrac>
    <annotation encoding="StarMath 5.0">{ sqrt {x^2+x}}over{1-x}</annotation>
  </semantics>
</math>
</file>

<file path=Object 3/content.xml><?xml version="1.0" encoding="utf-8"?>
<math xmlns="http://www.w3.org/1998/Math/MathML" display="block">
  <semantics>
    <mrow>
      <mrow>
        <mo stretchy="false">−</mo>
        <mn>3</mn>
      </mrow>
      <mrow>
        <msup>
          <mi>x</mi>
          <mn>2</mn>
        </msup>
        <mo stretchy="false">+</mo>
        <mn>6</mn>
      </mrow>
      <mrow>
        <mi>x</mi>
        <mo stretchy="false">+</mo>
        <mn>9</mn>
      </mrow>
    </mrow>
    <annotation encoding="StarMath 5.0">-{3}x^{2}+{6}x+9</annotation>
  </semantics>
</math>
</file>

<file path=Object 4/content.xml><?xml version="1.0" encoding="utf-8"?>
<math xmlns="http://www.w3.org/1998/Math/MathML" display="block">
  <semantics>
    <mfrac>
      <mn>12</mn>
      <mrow>
        <msup>
          <mi>x</mi>
          <mn>2</mn>
        </msup>
        <mo stretchy="false">+</mo>
        <mn>3</mn>
      </mrow>
    </mfrac>
    <annotation encoding="StarMath 5.0">{12} over {x^2+{3}}</annotation>
  </semantics>
</math>
</file>

<file path=Object 5/content.xml><?xml version="1.0" encoding="utf-8"?>
<math xmlns="http://www.w3.org/1998/Math/MathML" display="block">
  <semantics>
    <mrow>
      <mo stretchy="false">−</mo>
      <mfrac>
        <mn>1</mn>
        <mn>2</mn>
      </mfrac>
    </mrow>
    <annotation encoding="StarMath 5.0">-{1 over 2}</annotation>
  </semantics>
</math>
</file>

<file path=Object 6/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i>x</mi>
              <mo stretchy="false">+</mo>
              <mn>2</mn>
            </mrow>
          </mrow>
          <mo fence="true" stretchy="false">)</mo>
        </mrow>
        <mo stretchy="false">−</mo>
        <mn>8</mn>
        <mo stretchy="false">−</mo>
        <mn>4</mn>
      </mrow>
      <mi>x</mi>
    </mrow>
    <annotation encoding="StarMath 5.0">x(x+2)-8-4x</annotation>
  </semantics>
</math>
</file>

<file path=Object 7/content.xml><?xml version="1.0" encoding="utf-8"?>
<math xmlns="http://www.w3.org/1998/Math/MathML" display="block">
  <semantics>
    <mfrac>
      <mn>1</mn>
      <mrow>
        <mi>x</mi>
        <mo stretchy="false">+</mo>
        <mn>3</mn>
      </mrow>
    </mfrac>
    <annotation encoding="StarMath 5.0">{{1} over {x+{3}}}</annotation>
  </semantics>
</math>
</file>

<file path=Object 8/content.xml><?xml version="1.0" encoding="utf-8"?>
<math xmlns="http://www.w3.org/1998/Math/MathML" display="block">
  <semantics>
    <mrow>
      <mn>1</mn>
      <mo stretchy="false">+</mo>
      <msqrt>
        <mn>2</mn>
      </msqrt>
    </mrow>
    <annotation encoding="StarMath 5.0">{1} + sqrt{2}</annotation>
  </semantics>
</math>
</file>

<file path=Object 9/content.xml><?xml version="1.0" encoding="utf-8"?>
<math xmlns="http://www.w3.org/1998/Math/MathML" display="block">
  <semantics>
    <mfrac>
      <mrow>
        <mi>x</mi>
        <mo stretchy="false">+</mo>
        <mn>4</mn>
      </mrow>
      <mrow>
        <mi>x</mi>
        <mo stretchy="false">+</mo>
        <mn>2</mn>
      </mrow>
    </mfrac>
    <annotation encoding="StarMath 5.0">{x+{4}} over {x+{2}}</annotation>
  </semantics>
</math>
</file>